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1.5" style:family="table-row">
      <style:table-row-properties style:min-row-height="0.667cm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Addressee">
      <style:text-properties officeooo:rsid="002b7139" officeooo:paragraph-rsid="002b7139"/>
    </style:style>
    <style:style style:name="P9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0" style:family="paragraph" style:parent-style-name="Standard">
      <style:text-properties fo:font-size="2pt" officeooo:paragraph-rsid="00243bb5" style:font-size-asian="1.75pt" style:font-size-complex="2pt"/>
    </style:style>
    <style:style style:name="P11" style:family="paragraph" style:parent-style-name="Standard">
      <style:text-properties style:use-window-font-color="true" fo:font-size="11pt" style:font-size-asian="11pt" style:font-size-complex="11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P17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8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19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0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1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2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officeooo:rsid="002d6394" officeooo:paragraph-rsid="002d6394"/>
    </style:style>
    <style:style style:name="P24" style:family="paragraph" style:parent-style-name="Table_20_Contents">
      <style:paragraph-properties fo:text-align="end" style:justify-single-word="false"/>
      <style:text-properties officeooo:rsid="002e913c" officeooo:paragraph-rsid="002e913c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P26" style:family="paragraph" style:parent-style-name="Standard" style:list-style-name="L1"/>
    <style:style style:name="P27" style:family="paragraph" style:parent-style-name="Standard" style:list-style-name="L5"/>
    <style:style style:name="P28" style:family="paragraph" style:parent-style-name="Standard" style:list-style-name="L2">
      <style:text-properties officeooo:rsid="002d6394" officeooo:paragraph-rsid="002d6394"/>
    </style:style>
    <style:style style:name="P29" style:family="paragraph" style:parent-style-name="Standard" style:list-style-name="L3">
      <style:text-properties officeooo:rsid="002e913c" officeooo:paragraph-rsid="002e913c"/>
    </style:style>
    <style:style style:name="P30" style:family="paragraph" style:parent-style-name="Standard" style:list-style-name="L4">
      <style:text-properties officeooo:rsid="002e913c" officeooo:paragraph-rsid="002e913c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officeooo:rsid="002d6394"/>
    </style:style>
    <style:style style:name="T6" style:family="text">
      <style:text-properties officeooo:rsid="002e913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2">Fait à <text:user-defined style:data-style-name="N0" text:name="PV - Lieu">Limoges</text:user-defined>, le <text:user-defined style:data-style-name="N76" text:name="Date Livraison">30 mai 2019</text:user-defined></text:p>
      <text:p text:style-name="P13"/>
      <text:p text:style-name="P13"/>
      <text:p text:style-name="P13"/>
      <text:p text:style-name="Standard"/>
      <text:p text:style-name="P18">Objet : <text:user-defined style:data-style-name="N0" text:name="Projet - Libellé">Développement du système informatique d'un groupe de pizzerias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2755605308" text:style-name="L1">
              <text:list-item>
                <text:p text:style-name="P26">application web</text:p>
              </text:list-item>
            </text:list>
          </table:table-cell>
          <table:table-cell table:style-name="Tableau1.A2" office:value-type="string">
            <text:p text:style-name="Table_20_Contents">https://<text:span text:style-name="T5">github.fake-account/ocpizza</text:span></text:p>
          </table:table-cell>
          <table:table-cell table:style-name="Tableau1.A2" office:value-type="string">
            <text:p text:style-name="P4"/>
            <text:p text:style-name="P23">1.0</text:p>
            <text:p text:style-name="P4"/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3561007037" text:style-name="L2">
              <text:list-item>
                <text:p text:style-name="P28">base de donnée PostgreSQL</text:p>
              </text:list-item>
            </text:list>
          </table:table-cell>
          <table:table-cell table:style-name="Tableau1.A2" office:value-type="string">
            <text:p text:style-name="Table_20_Contents">https://<text:span text:style-name="T5">github.fake-account/sql</text:span></text:p>
          </table:table-cell>
          <table:table-cell table:style-name="Tableau1.A2" office:value-type="string">
            <text:p text:style-name="P23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584365050" text:style-name="L3">
              <text:list-item>
                <text:p text:style-name="P29">Dossier de conception fonctionnelle</text:p>
              </text:list-item>
              <text:list-item>
                <text:p text:style-name="P29">Dossier de conception technique</text:p>
              </text:list-item>
              <text:list-item>
                <text:p text:style-name="P29">Dossier d’exploitation</text:p>
              </text:list-item>
            </text:list>
          </table:table-cell>
          <table:table-cell table:style-name="Tableau1.A2" office:value-type="string">
            <text:list xml:id="list111700444079909" text:continue-numbering="true" text:style-name="L3">
              <text:list-item>
                <text:p text:style-name="P29">Doc 1 – Dossier de conception fonctionnelle.odt</text:p>
              </text:list-item>
              <text:list-item>
                <text:p text:style-name="P29">Doc 2 – Dossier de conception technique.odt</text:p>
              </text:list-item>
              <text:list-item>
                <text:p text:style-name="P29">Doc 3 – Dossier d_exploitation.odt</text:p>
              </text:list-item>
            </text:list>
          </table:table-cell>
          <table:table-cell table:style-name="Tableau1.A2" office:value-type="string">
            <text:p text:style-name="P24">1.0</text:p>
          </table:table-cell>
        </table:table-row>
        <table:table-row table:style-name="Tableau1.5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1107914874" text:style-name="L4">
              <text:list-item>
                <text:p text:style-name="P30"/>
              </text:list-item>
            </text:list>
          </table:table-cell>
        </table:table-row>
      </table:table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2671069057" text:style-name="L5">
              <text:list-item>
                <text:p text:style-name="P27"/>
              </text:list-item>
            </text:list>
          </table:table-cell>
        </table:table-row>
      </table:table>
      <text:p text:style-name="P1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<text:span text:style-name="T6">Déployer</text:span> l’application web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30/05/2019</text:user-defined></text:p>
      <text:p text:style-name="Table_20_Contents"/>
      <text:p text:style-name="P22">Date de la réception : ________________________</text:p>
      <text:p text:style-name="P5"/>
      <text:p text:style-name="P17">La réception est prononcée :</text:p>
      <text:p text:style-name="P21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0">Fait à <text:tab/><text:tab/><text:tab/>Pour <text:user-defined style:data-style-name="N0" text:name="Client">OC Pizza</text:user-defined></text:p>
      <text:p text:style-name="P19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officeooo:rsid="002b7139" officeooo:paragraph-rsid="002b7139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7 Cité Heaven, 75000 Paris</text:p>
            </table:table-cell>
            <table:table-cell table:style-name="Tableau3.A2" office:value-type="string">
              <text:p text:style-name="MP3"><text:user-defined style:data-style-name="N0" text:name="Projet - Libellé">Développement du système informatique d'un groupe de pizzerias</text:user-defined></text:p>
              <text:p text:style-name="Addressee">Ref. Interne : <text:user-defined style:data-style-name="N0" text:name="Projet - Ref Int.">0.1</text:user-defined></text:p>
              <text:p text:style-name="Addressee">Ref. Client : <text:user-defined style:data-style-name="N0" text:name="Projet - Ref Ext.">0.1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MotoDev</text:p>
            </table:table-cell>
            <table:table-cell table:style-name="Tableau6.A1" office:value-type="string">
              <text:p text:style-name="MP7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6.2">
            <table:table-cell table:style-name="Tableau6.A1" office:value-type="string">
              <text:p text:style-name="MP8">Motodev.org</text:p>
            </table:table-cell>
            <table:table-cell table:style-name="Tableau6.A1" office:value-type="string">
              <text:p text:style-name="MP9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4H18M25S</meta:editing-duration>
    <meta:editing-cycles>58</meta:editing-cycles>
    <meta:generator>LibreOffice/6.0.6.2$Windows_X86_64 LibreOffice_project/0c292870b25a325b5ed35f6b45599d2ea4458e77</meta:generator>
    <meta:initial-creator>Loïc GUIBERT</meta:initial-creator>
    <dc:date>2019-05-23T11:11:43.735000000</dc:date>
    <dc:subject>Livraison finale</dc:subject>
    <dc:title>Procés verbal de livraison</dc:title>
    <meta:document-statistic meta:table-count="6" meta:image-count="0" meta:object-count="0" meta:page-count="2" meta:paragraph-count="48" meta:word-count="208" meta:character-count="1316" meta:non-whitespace-character-count="1147"/>
    <meta:user-defined meta:name="Client">OC Pizza</meta:user-defined>
    <meta:user-defined meta:name="Date Livraison" meta:value-type="date">2019-05-30</meta:user-defined>
    <meta:user-defined meta:name="PV - Lieu">Limoges</meta:user-defined>
    <meta:user-defined meta:name="Projet - Libellé">Développement du système informatique d'un groupe de pizzerias</meta:user-defined>
    <meta:user-defined meta:name="Projet - Ref Ext." meta:value-type="string">0.1</meta:user-defined>
    <meta:user-defined meta:name="Projet - Ref Int." meta:value-type="string">0.1</meta:user-defined>
    <meta:template xlink:type="simple" xlink:actuate="onRequest" xlink:title="openrun-pv-livraison" xlink:href="../../../../../../../gestion/modeles/openrun-pv-livraison.ott" meta:date="2014-04-01T09:11:41"/>
  </office:meta>
</office:document-meta>
</file>